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a759"/>
    </style:style>
    <style:style style:name="P2" style:family="paragraph" style:parent-style-name="Standard">
      <style:text-properties officeooo:rsid="00113b08" officeooo:paragraph-rsid="00113b08"/>
    </style:style>
    <style:style style:name="P3" style:family="paragraph" style:parent-style-name="Standard">
      <style:text-properties officeooo:rsid="00113b08" officeooo:paragraph-rsid="001146de"/>
    </style:style>
    <style:style style:name="P4" style:family="paragraph" style:parent-style-name="Standard">
      <style:text-properties officeooo:rsid="00113b08" officeooo:paragraph-rsid="001203d0"/>
    </style:style>
    <style:style style:name="P5" style:family="paragraph" style:parent-style-name="Standard">
      <style:text-properties officeooo:paragraph-rsid="001203d0"/>
    </style:style>
    <style:style style:name="P6" style:family="paragraph" style:parent-style-name="Standard">
      <style:text-properties officeooo:rsid="0013fcea" officeooo:paragraph-rsid="0013fcea"/>
    </style:style>
    <style:style style:name="P7" style:family="paragraph" style:parent-style-name="Standard">
      <style:text-properties officeooo:rsid="001146de" officeooo:paragraph-rsid="001203d0"/>
    </style:style>
    <style:style style:name="P8" style:family="paragraph" style:parent-style-name="Standard">
      <style:text-properties officeooo:rsid="00113b08" officeooo:paragraph-rsid="0017376b"/>
    </style:style>
    <style:style style:name="P9" style:family="paragraph" style:parent-style-name="Standard">
      <style:text-properties officeooo:rsid="001146de" officeooo:paragraph-rsid="0017376b"/>
    </style:style>
    <style:style style:name="P10" style:family="paragraph" style:parent-style-name="Standard">
      <style:text-properties officeooo:rsid="0013fcea" officeooo:paragraph-rsid="0017376b"/>
    </style:style>
    <style:style style:name="P11" style:family="paragraph" style:parent-style-name="Standard">
      <style:text-properties officeooo:rsid="00186109" officeooo:paragraph-rsid="0017376b"/>
    </style:style>
    <style:style style:name="P12" style:family="paragraph" style:parent-style-name="Standard">
      <style:text-properties officeooo:paragraph-rsid="0017376b"/>
    </style:style>
    <style:style style:name="T1" style:family="text">
      <style:text-properties officeooo:rsid="000fa759"/>
    </style:style>
    <style:style style:name="T2" style:family="text">
      <style:text-properties officeooo:rsid="00113b08"/>
    </style:style>
    <style:style style:name="T3" style:family="text">
      <style:text-properties officeooo:rsid="001146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03d0"/>
    </style:style>
    <style:style style:name="T6" style:family="text">
      <style:text-properties style:text-underline-style="none" officeooo:rsid="0012a14b"/>
    </style:style>
    <style:style style:name="T7" style:family="text">
      <style:text-properties officeooo:rsid="001203d0"/>
    </style:style>
    <style:style style:name="T8" style:family="text">
      <style:text-properties officeooo:rsid="0013fcea"/>
    </style:style>
    <style:style style:name="T9" style:family="text">
      <style:text-properties officeooo:rsid="00144644"/>
    </style:style>
    <style:style style:name="T10" style:family="text">
      <style:text-properties officeooo:rsid="00162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OpenHAB setup with Phillips Hue lights, <text:line-break/><text:line-break/>//TODO List required hardware<text:line-break/><text:line-break/>1. Flush OpenHABianPi image on SD card.<text:line-break/><text:tab/>1.1 Download image file </text:span><text:a xlink:type="simple" xlink:href="https://github.com/openhab/openhabian/releases" text:style-name="Internet_20_link" text:visited-style-name="Visited_20_Internet_20_Link"><text:span text:style-name="T1">here</text:span></text:a><text:span text:style-name="T1">.</text:span> (Note: the file is <text:span text:style-name="Emphasis">xz </text:span>compressed)</text:p>
      <text:p text:style-name="P12"><text:span text:style-name="T3"><text:tab/>1.2 </text:span>Write the image to your SD card (e.g. with <text:a xlink:type="simple" xlink:href="https://etcher.io/" text:style-name="Internet_20_link" text:visited-style-name="Visited_20_Internet_20_Link">Etcher</text:a>, able to directly work with <text:span text:style-name="Emphasis">xz </text:span>files,</text:p>
      <text:p text:style-name="P12"><text:span text:style-name="T10">or on Linux simply xzcat image.img.xz <text:s/>| dd of=/dev/SDcard</text:span>)</text:p>
      <text:p text:style-name="P8">2. Boot Raspberry Pi with Openhabian image.</text:p>
      <text:p text:style-name="P8">//<text:span text:style-name="T9">TODO bluetooth wifi selection stuff</text:span></text:p>
      <text:p text:style-name="P9"><text:tab/>2.1 Make sure you have a steady power supply and internet connection(Wi-Fi or Ethernet).</text:p>
      <text:p text:style-name="P12"><text:span text:style-name="T2"><text:tab/>2.2 </text:span>Insert the SD card into the Raspberry Pi, connect Ethernet (<text:span text:style-name="T7">o</text:span><text:span text:style-name="T5">r Wi-Fi</text:span>) and power.</text:p>
      <text:p text:style-name="P12"><text:tab/><text:span text:style-name="T7">2.3 Wait until the setup is finished(15-45 minutes). </text:span>The device will be available under its IP or via the local DNS nam<text:span text:style-name="T7">e openhabianpi. OpenHAB 2 dashboard should be accessible on</text:span><text:span text:style-name="T4"> </text:span><text:span text:style-name="T6">port 8080 </text:span><text:a xlink:type="simple" xlink:href="http://openhabianpi:8080/" text:style-name="Internet_20_link" text:visited-style-name="Visited_20_Internet_20_Link"><text:span text:style-name="T4">http://openhabianpi:8080</text:span></text:a></text:p>
      <text:p text:style-name="P8"><text:line-break/>3. <text:s/>In PaperUI download necessary binding addons:<text:line-break/> <text:tab/>* Hue binding</text:p>
      <text:p text:style-name="P8"><text:tab/>* Z-Wave binding</text:p>
      <text:p text:style-name="P8"><text:tab/>* Wemo binding</text:p>
      <text:p text:style-name="P10">4. Connect Hue bridge to the wireless router with Ethernet cable and power it. Plug Hue lightbulbs into sockets.</text:p>
      <text:p text:style-name="P11"><text:tab/>For Wemo Smart switch, download WeMo application and plug in the switch into the socket. If a new open wireless network appears, connect to it and open the application. If the network does not appear, reset your switch(hold reset button for 5 seconds and plug it into a socket). In the app follow the instructions and connect the switch to your home wireless network. Now your wemo switch can be found in openHAB’s inbox.</text:p>
      <text:p text:style-name="P10">//TODO Dimmer 6, socket plug, wemo smart switch setup.</text:p>
      <text:p text:style-name="P8"><text:span text:style-name="T8">5</text:span>. Run UPnP detection for every binding</text:p>
      <text:p text:style-name="P8">//<text:span text:style-name="T8">Some of the discovered things may have some of their channels disabled, you can enable them in configuration.</text:span></text:p>
      <text:p text:style-name="P8"><text:span text:style-name="T8">6</text:span>. Optionally install Rules Engine addon from “misc” section for easy rules creation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3:52:07.866851440</meta:creation-date>
    <dc:date>2017-08-28T12:38:14.847258373</dc:date>
    <meta:editing-duration>PT11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85" meta:character-count="1719" meta:non-whitespace-character-count="1434"/>
  </office:meta>
</office:document-meta>
</file>